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/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9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1" style:font-name-complex="Calibri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9" table:default-cell-style-name="ce1"/>
        <table:table-column table:style-name="co5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rav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 tu s tím excel udělal? asi tam byla nepravda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slovka, dát pryč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v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rb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trak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strakt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ur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h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apt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ekvá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é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jektiv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op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op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nal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o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b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b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r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o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b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 + b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ade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ce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n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orá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é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k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u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u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umul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u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u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vá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viz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án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bán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g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xand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orit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g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men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kal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koh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už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o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ru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at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ba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b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bul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ety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fib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fiteát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erič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ne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oni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o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oni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u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get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ý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m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n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rch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to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ě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ekd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este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ažm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gaž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ny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rex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sámb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sem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biotik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depresiv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i + depr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kvari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l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tm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e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etý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e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la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kaly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št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quapar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qua + p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nžm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anž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i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e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a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andě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ě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í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iv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g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rijs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kt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og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ó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o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ze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fa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ir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e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e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ism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el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en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l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os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ib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di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opité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ál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en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nu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k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z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áb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á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cho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čk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u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min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g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h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j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ájit</text:p>
          </table:table-cell>
          <table:table-cell office:value-type="string" calcext:value-type="string">
            <text:p>ZZ: VARIANT bá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jo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ka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k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n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dachý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kó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ARIANT balk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v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z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m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b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ik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á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o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t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o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o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za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ž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z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z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zi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zi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é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ě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ARIANT bí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d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avio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j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ý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kat</text:p>
          </table:table-cell>
          <table:table-cell/>
          <table:table-cell office:value-type="string" calcext:value-type="string">
            <text:p>ZZ: nebo fotbalista, podle rodu homonym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let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ělm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íl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di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ne_ + _f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ton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t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z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ě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sell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st + s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bra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á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zchy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y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zdě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ěž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má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á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žov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éž v morflexu je překvapivě adverbi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zpeč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pilo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l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z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zpočtu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jakým směre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zpodmín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mín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zprecede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eced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zproblém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blém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problémový? (opět větší skupi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zpro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ztva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zúdržb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držba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údržbov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zútěš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tě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zvýc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ých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zvýraz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ýra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cyk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_ + cyk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ki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l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lanc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l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í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sk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s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za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z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ábo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lábol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á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á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íž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íž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blízký, nebo obráceně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í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i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z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iž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n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u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není primárnější blou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o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ů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ch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d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dy + gu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h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j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lšev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l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m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b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m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ma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k + mak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ův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or</text:p>
          </table:table-cell>
          <table:table-cell office:value-type="string" calcext:value-type="string">
            <text:p>ZZ: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u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mb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á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á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ře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řečť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ř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j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e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řeme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primárnější břímě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řev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ři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řid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ef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g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řím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ře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ř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ko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kov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n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s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u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ruč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uz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ž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u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u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ý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z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z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z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b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b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c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ouc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udouc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ů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ja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j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doz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ndesli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nga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n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ř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žoa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ržoas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š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bouch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v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d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ý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t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y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z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f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a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á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á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ar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á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as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a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édé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éd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edi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MISSEDBYSARKA</text:p>
          </table:table-cell>
          <table:table-cell office:value-type="string" calcext:value-type="string">
            <text:p>ZZ: ča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d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j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j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ítit</text:p>
          </table:table-cell>
          <table:table-cell office:value-type="string" calcext:value-type="string">
            <text:p>COLLOQ</text:p>
          </table:table-cell>
          <table:table-cell office:value-type="string" calcext:value-type="string">
            <text:p>ZZ: nespisovné varianty zpracovat analogic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če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le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ist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ulit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n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z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emoni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emon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em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rnobí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ernoče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rn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ale dvakrát, kompozitum? (jistojistý, ještě něc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černovlas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rný + vlas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r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rst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r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rve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“červ”, ale synchronně mrtv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če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es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stop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sta + ps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stují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cestov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č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é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l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k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át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chatrn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tr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l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p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ru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lách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l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la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la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lé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lé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lop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l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lu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l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m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mýř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b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m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r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ó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ulost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ou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á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á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ř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ři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ó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rom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ř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yzant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t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chva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lig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v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vá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vá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v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v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yb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ý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y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y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y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b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gar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gár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gare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he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h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í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n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in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inný + r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ír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i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ís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i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í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ste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i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í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tro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tro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citr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íž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z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zokra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zí + kra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z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zí + r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lov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l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mel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áme spojené s čmelík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č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oko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e + b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p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ou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i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st + hod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tveř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ver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čtvr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čtyři/čtvrtý</text:p>
          </table:table-cell>
          <table:table-cell office:value-type="string" calcext:value-type="string">
            <text:p>ZZ: ? číslovka nebude v derinet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čtvrť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vrt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čtvr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čtvrtý</text:p>
          </table:table-cell>
          <table:table-cell office:value-type="string" calcext:value-type="string">
            <text:p>ZZ: ? číslovka nebude v derinet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čtyři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yři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čtyř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y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čtyřle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c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krov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kr + va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u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u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čůr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va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va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vi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i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vi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v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kl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klo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kl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n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při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ďáb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k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á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dá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le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dál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á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á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á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á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á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l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a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e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ě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ě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z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fenzi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c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ra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h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ěj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ě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kla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ko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k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k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ě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f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ikate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ikát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iká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ě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ělo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m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nst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ntá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ont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rt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ozi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ě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etile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ít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souvisí s číslovkou d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kt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k_ + _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p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uk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a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kt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tek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r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elop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ě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z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z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zinf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z_ + _infek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m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dak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cé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lektrik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s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erenc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ra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u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_ + fú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u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u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est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k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íkůvzd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ík + vzdá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le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ll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í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l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m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pl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plom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ip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rt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ert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kré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kri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imin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ku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_ + _k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ku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č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peči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eč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a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í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l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lo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l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b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el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cel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u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čis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i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dat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dat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dneš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neš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hod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oho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lo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kořá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ktr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k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tolare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dolů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lů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á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dů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ěk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ěk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min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ní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fantom “mnít”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ům + r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ů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dů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edáv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dáv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ekoneč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koneč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opravd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vda, opravdu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am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podrob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rob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pra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pra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před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vpřed/před - kořen předložka? Analogicky za - zadní/zád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rost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stř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prov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vo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r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ů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rost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ů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šir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širok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s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sud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te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ý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týk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š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uch nebo de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t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vě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za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kořen předložka z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zlato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lat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z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í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z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í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zvu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vuč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zvuk? (dozvučet je řádově řidší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á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hoce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ahý + c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hok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ahý + ká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maturg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á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á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sl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dras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s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á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souvisí s “dřít”, co je primárnějš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át (V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áž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d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ř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ře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ř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es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ře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ř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ř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ř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ak souvisí s drá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řívěj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m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be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b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b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dro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oboun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ob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žd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ž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ůbe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uhořa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uhý + řad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ž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ž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ž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z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ál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chov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chovní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ů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ak spojit s dol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ů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up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ůr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ůsle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následek”/”sledovat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ůsl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sled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s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ůsto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st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ž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va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a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e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voj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office:value-type="string" calcext:value-type="string">
            <text:p>ZZ: d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voj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oude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oudí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díl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ouh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ou + hr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dva, číslov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oukříd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křídlo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ů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ý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ch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ých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ý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ý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na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na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na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ý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žb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ž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žentlm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tlem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žih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ží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ž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žung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ž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kolog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z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g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ktr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ktr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ktr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ekt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im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i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ix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l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ry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g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í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o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o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o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o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kl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or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op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viron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zy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u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eme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e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enc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ko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b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i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n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f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tan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aku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ku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ngel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tu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o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ok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l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k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mp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hib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hib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kre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ku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o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an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an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and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ici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plicit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o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e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esio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r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li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e + li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jnšme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k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ku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an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a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f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t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a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c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š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vor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z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j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i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nom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noty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o_ + ty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ny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é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din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st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as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g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g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gur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u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i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e +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mw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m + 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x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í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j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di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ash +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ét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xib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lex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ó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rb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r + _b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ň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b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lkl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lkl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n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ul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m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m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v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sf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s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sil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tb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fotografi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y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j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k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nda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ú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yz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ax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ni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so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z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jz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á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ál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én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éni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oc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p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ta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et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c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di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z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ó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s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o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uk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ó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l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nd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r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á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ffit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f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ma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dsl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d + sl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t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á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ém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m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t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l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r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vern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mna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mnáz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mp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VARIANT gymnázi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áb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jd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á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j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ó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m + burg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, hamburg-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ica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eb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han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g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ppen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ampád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mon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ch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ttri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á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v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varij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vá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va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á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v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v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z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bi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hýb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b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dváb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j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k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m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patit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bic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řmá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o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hň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st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tpar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t + pará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l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a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ouvisí s hladk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la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a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e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e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es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hl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lí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o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ou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u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lo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ub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oub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loub asi nebude v derinetu, tak od hluboký nebo hloubk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lu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m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mat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my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n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ne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ně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ně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n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níz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nů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b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d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d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hod (ale ten je hom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d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d, hodov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k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n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or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nor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iz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ř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m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a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ho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ho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p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po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spodář?/hospodař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spod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spod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spoda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spod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tinsk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tin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š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st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va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věz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v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v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a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ab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á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ad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hra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r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ano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nol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řá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ký”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rá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řb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řbit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ře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řeb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říb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ři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ří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ří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ří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o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řm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om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o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o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o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u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u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ů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y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b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ube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če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houk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a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má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i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vě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vi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víz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víz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voz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ýč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gien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gi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ý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s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ýžd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z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el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no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hne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h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k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gál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ust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u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gin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agin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in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ra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é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ik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stojí to za fanto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oz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i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l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lzí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u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ik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uk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ant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ar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orm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ú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ú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gredi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ici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ici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ici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j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kl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lin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klu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kontin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kou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ov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ol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v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p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pekto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pek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pir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pi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in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gr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lig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n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zí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i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u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l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valid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a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ven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en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er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er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e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že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ze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zul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a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cionál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l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zo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bl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á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gu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h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kbysm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kol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ob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CONJ</text:p>
          </table:table-cell>
          <table:table-cell office:value-type="string" calcext:value-type="string">
            <text:p>ZZ: ja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k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k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sepatř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 + pat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k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l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rm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s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á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s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t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jat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tk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jat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á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zy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č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de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di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d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jeden</text:p>
          </table:table-cell>
          <table:table-cell office:value-type="string" calcext:value-type="string">
            <text:p>ZZ: viz Rejz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dni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dnode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 + 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dnol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 + lit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dn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office:value-type="string" calcext:value-type="string">
            <text:p>ZZ: jeden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h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pt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ř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sky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št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ště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stř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ž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ze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jez</text:p>
          </table:table-cell>
          <table:table-cell office:value-type="string" calcext:value-type="string">
            <text:p>ZZ: viz Rejz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íc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na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jinde, jin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nd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in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nova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ř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ZZ: Jiří/Jiřin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s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ízd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z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íz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z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mé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m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jó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ó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gu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j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ü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bil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dika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d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s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b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b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b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b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brio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č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ch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c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d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j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ju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ka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k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am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c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ho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lho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lho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i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u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mar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mé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m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m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m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mp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mp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m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ap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ce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c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did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d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no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ň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n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on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no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ov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t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tý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ny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olí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ol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ac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ac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il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i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i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i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it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p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p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u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a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a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a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ant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av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a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baná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d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ik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lovar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rlovy V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ne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á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os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t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sá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š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s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s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š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st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str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a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a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astro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ech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e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eg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to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uč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u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uz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va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vi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zaj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z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z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be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d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de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de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d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dovíj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o + vědět + j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dykol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kdekoli/kudyko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c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č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ím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a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ak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w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ábo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l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ak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n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klo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a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ap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ari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s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á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uz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áv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en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e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ep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e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e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e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í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í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íče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klíč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š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s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í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obá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ob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o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o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opý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opýt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ou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ub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u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i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mit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mit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m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ed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of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ň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a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ber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b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b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morfflex nezn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bl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b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č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č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co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ó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d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d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efic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fe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f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gni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he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he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h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ó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a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p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tej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ap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é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e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eg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ek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emjdou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emjdou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lemjdou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em_ <text:s/>+ _jdouc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ib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í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lm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o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 + bě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obě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 + běž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o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oni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n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on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n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or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r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os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loto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ó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an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bi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b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ed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f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ik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iks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mi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n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od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p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p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patib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mpen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mpe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plement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mpl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mp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pl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pl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pl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pli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m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mp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poz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mpre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mprom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un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mu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m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mun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ň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cent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cert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c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ceptu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ncep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ce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c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če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c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d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ej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ek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fer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f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for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fron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greg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greg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g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kre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_ + _kre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kré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ku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ku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op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r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se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sorc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sta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sta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ste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stel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stru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stru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stru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_ + _stru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t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tejn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tex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tin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tinu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tinu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tinu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tr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tr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t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trola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ver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vert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ver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v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z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zerv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zervato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zerv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zist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zistent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z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z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z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zul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re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ř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pu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kup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py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á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ál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ig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rek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rek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í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rek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ek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ř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espond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espond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respon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ri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id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ři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mi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n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ou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por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porá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rpor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u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ý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y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z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ši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sm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sm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s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st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ó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tl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t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to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trme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t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uk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uk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u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u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us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us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uz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vb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wb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za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á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z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různé etymo, podle ho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zor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a + ro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ab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á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krásný od krása, nebo obráceně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á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át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av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av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áže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k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č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e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e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eč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ede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ed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é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eh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ejc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ej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áj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e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es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řt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et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ev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í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im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išťá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rystal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ité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i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i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ří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říž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ří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řižovatk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řiž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kolo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rk + lom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m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c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kod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umpáč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ARIANT krompáč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un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ůpě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upobi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oupa + bit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u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ů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u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ych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yp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y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yst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še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sich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š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terak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ouvisí s kter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b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chy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d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d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f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k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k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uk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ku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l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li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ltiv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m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ů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p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p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up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podi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i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po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kop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p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pon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ů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ú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i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t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ut (V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ů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ž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vá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va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van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v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var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vart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var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vě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vět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v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ví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v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vó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ýb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jak spojit s kbelík/kyblí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ý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č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ý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m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p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se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ky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ý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t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ý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ýv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ýž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t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yr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ch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d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á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d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á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á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ý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p_ + _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á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lás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á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e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v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áv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á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s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í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isl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iti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r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h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js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é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kn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ktv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p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není primárnější lep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p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ší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dobr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še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k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a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m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letm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é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o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uk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d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h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v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éz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hostej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C</text:p>
          </table:table-cell>
          <table:table-cell office:value-type="string" calcext:value-type="string">
            <text:p>ZZ: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hů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bez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lib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e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ho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lich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h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j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k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kv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o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uz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gvi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ole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šej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še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a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ét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t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u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j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c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iv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ď + v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dy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ž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k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c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k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komo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m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ňs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lo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rij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t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óž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ži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e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r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m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ů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štěn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x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y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ys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ýt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y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ze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ží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č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á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á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č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áč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am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emoisel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f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az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str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es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ále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má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ich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ink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ink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á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mal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až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d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év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év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év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á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if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ikú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i_ + kú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ti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u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ufak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že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lastně kompozitum malžen a přesmyčka, speciální ty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ž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gar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hu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ng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rab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b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ý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me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š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x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a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š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á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op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o + pů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ožr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so + žrav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z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tek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DER mastn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áť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matka/matičk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ad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čin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mat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ma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u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tur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zol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á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aximální/maximu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z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d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čb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chb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en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ě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ch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ě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ai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ail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ail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ailo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ail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c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ka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k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é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v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jd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ěk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ěl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lo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b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orand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or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ě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š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ší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mal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ě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míra, nebo měř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u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i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ěs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ěsíč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ěsí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š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ě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z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ze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ez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hou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kr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kroorgan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én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a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n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předložkou mimo (takových bude víc, mělo by se zpracovat systematicky, třeba naprot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a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n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mní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s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tin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e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ochondr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MISSEDBYSARKA</text:p>
          </table:table-cell>
          <table:table-cell office:value-type="string" calcext:value-type="string">
            <text:p>ZZ: mitochondr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z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z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a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č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lč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lé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uvč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mluv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u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n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noh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noh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no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noh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mnoho, nebo obráceně? (ale vztah by tam být mě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n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no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i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č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ó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ó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r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robí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drý + bíl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h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h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očit/mokr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k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kr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k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ie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ró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nstr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s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é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té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á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ál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bi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č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f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or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za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z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akodra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am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a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ave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á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ř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r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ňo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ňav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t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rze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rzký, mrzut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š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chomů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dr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r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m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š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šketý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ške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l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z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z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zik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ý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s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ý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ý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ž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b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bá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bě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bíd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dohledat, proč se to nepořešilo s vid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blíz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ča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če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áči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i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cio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c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č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č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dá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dá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by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áde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e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de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dh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dh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ho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l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mír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d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dobr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osmr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sm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přiroz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iroze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říz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ří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ňa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drob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b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stand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d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zem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zemn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f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h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h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áhodo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náho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hrub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rub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jednotně s naširoko apo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u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ednou je víceznačné, ale v derinetu je asi jen příslovce, nikoli číslovka, která by tu byla vhodnějš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ájem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j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jem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mný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jemn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jev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zjevit/jev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kol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li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kř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řiv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le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lé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léz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kontrolovat vztah s naleznout, nále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átk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mát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měs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a míst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ám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ít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íst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s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astane homonym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ít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ol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ámra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rz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nebevze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be + vz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nejvýš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jvý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ok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pá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poj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pl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pl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pod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o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p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poj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pom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pome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poprv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rv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pos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posl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posledn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prázd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ázd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p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pro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řad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řád</text:p>
          </table:table-cell>
          <table:table-cell office:value-type="string" calcext:value-type="string">
            <text:p>ZZ: viz Rejz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ativ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c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rk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á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 (jako výrok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ár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ru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ruž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růžově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ůžov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ch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ych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schvá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schvá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ši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š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ský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kyt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sled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následovat, nebo sl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slep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lep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snadě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nadn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ás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spě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ě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str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stra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suc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chý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such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ož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tož + p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va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valo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derinet asi trvalo nezná, takže k trvalý (za fantom to nestojí), ale kazí se tím analogie k doč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á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vr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vr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eč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č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ě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ěk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věk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ene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í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í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lé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lé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ávr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ští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ýso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ýs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zdo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z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ždyc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ždyck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zby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bý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zítř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ít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ž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ži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živý, živ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žlout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žlut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zpaměť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pamě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zpě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zpě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ázvoslo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zev + slo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andertále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neandrtál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ndrtále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neandertál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b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bezpeč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bezpeč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bezpeč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bezpečné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bezpečno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b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čin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čin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činno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čist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č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čistot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dáv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ávno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nedávn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dohled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hle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asi dohledný/dohlédn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dokona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konal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dopa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plati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dopál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dopatře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atř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dostateč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stateč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jak s negac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dostat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Z: dostatek/stač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dozí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zří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důvě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ůvě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fé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é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ě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h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horá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hy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hýb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hybn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j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jin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in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jist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j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jistota? (podobně nezaměstnaný apod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jprve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ZZ: k prvn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kl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ěkolike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ěkolik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koneč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koneč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konečn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k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lib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lib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libo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mi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os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mís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ístn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moto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ný</text:p>
          </table:table-cell>
          <table:table-cell/>
          <table:table-cell office:value-type="string" calcext:value-type="string">
            <text:p>ZZ: není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movit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nemovit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mož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mož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možn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ě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nad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dí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oblo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lomi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och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chota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ochvě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hvě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plat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lat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platn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lod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lo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lodn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o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poho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dl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pos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pose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osedě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ozn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ozn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pozn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ozor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ozor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pozorný asi neb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řátel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tel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átelstv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ravidel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ravidel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ravideln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řebe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přebr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řebr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řes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es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esn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říjem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jem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íjemno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říliš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li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přítom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tom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ítomno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říz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íze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prosp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pě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ř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rov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rov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rovno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rovnová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vnová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rozlu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lou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r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č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čí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chop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chop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chopno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s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kuteč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kutečné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kutečno? Navíc neskutečné není základní tv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smlouv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louva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smrtel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mrtel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mrteln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sná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nad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ou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l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pav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av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pavo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s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očí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pokoje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okoje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pokojeno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abil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tabilní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tabili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šťas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šťast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štov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ra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šv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švarn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svob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ob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bo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 + bo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knu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tk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knou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op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řeb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ře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rpěliv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rpěliv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trpělivost? (netrpělivý asi nebud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úč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č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úpro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pros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určit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či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jak s negac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r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úsp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spěch</text:p>
          </table:table-cell>
          <table:table-cell/>
          <table:table-cell office:value-type="string" calcext:value-type="string">
            <text:p>ZZ: všechny zamrzlé negace by se daly vzít jedním vrz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st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tat</text:p>
          </table:table-cell>
          <table:table-cell/>
          <table:table-cell office:value-type="string" calcext:value-type="string">
            <text:p>ZZ: nebo stálý? máme ustál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i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ut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tuchají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tu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vědo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ědom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vědom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vědom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vě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vědě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vědom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ě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vědomost? (nevědět asi nebud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vě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vidom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idě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v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viňát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n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vin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n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vr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ějak složitě s vařit/vří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vý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h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x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záj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j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zaměstnan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zaměstnan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zaměstna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aměstnaný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závis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ávisl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závislo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zd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d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zkro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kro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zna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nal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znal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znám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nám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znám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znám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nám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ady nastane homonym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zvěs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věd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če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nic (Rej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c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nic jako zájmeno asi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kot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kter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ter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mr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í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óbl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bl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cle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c + lež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min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sto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n + s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ořit 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u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z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kle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kleot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kleo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tr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ů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ym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yní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chůz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cház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di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iv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divu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do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ě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š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ět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ět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é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ezř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ez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hlí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líd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hlíž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hlíd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ě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il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ilov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il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jas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as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j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obejmou/objím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jížď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bjíždě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a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z ob-vlast - ovládané jedním vladařem (Rejzek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láz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ligá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lu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ou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n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náš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o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oha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hat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oj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řá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ra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brá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r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ru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rou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r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cé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ato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ku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tr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u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š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vo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vé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vyk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zvy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yč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y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yd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ýv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ývací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e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rom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rom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u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i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cit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čivi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či + vid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citnou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ó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h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ch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d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ál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kt to stojí za fantom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de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ZZ: DER d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dáv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áv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em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em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vš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ez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had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h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ha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jakži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jin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in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k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k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kudy/kd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kud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ku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kud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ku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leh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hk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let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li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l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ma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l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ít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m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mlč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něk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ěk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nepamě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paměť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amě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nik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k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no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o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, zdol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p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á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počí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poči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pově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poví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pů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or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souz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ou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stí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ín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stř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tře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tou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s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dosu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s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u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ta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tá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te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téc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va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vě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vě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t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enz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fenzi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enzí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saj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fs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l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án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ř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ří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jedině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i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am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kamži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áza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áz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l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o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l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taed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u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up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u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urek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u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us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i k zakusit? nebo od kousnout/kous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o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me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me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mrá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r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-lin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h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n_ + _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ad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a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a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c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+ c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ě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lý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y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omí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ome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ráv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á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m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che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ř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z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sm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orgazm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z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gasmus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l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n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o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am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á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i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i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šk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l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mifiná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m + finále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ta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t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t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tě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ě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tro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str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tr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tru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DER ostr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truž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str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t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tý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týc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stydě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u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“soudit” “soud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vobozene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vobozen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á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ev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a zavřít, nebyl to v 2.0 kandidát na fantomový lexé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ě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etymologicky táhn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éc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, ale to je asi dávná etymolog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ke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door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do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f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si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ts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x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zdra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zdra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z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zon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zub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es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des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des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desá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á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padat (Rej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á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o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hor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h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á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č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i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i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m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mět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mě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mpel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c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d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n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f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rs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y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dig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_ + _dig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frá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_ + frá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l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y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ra_ + lyz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noi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p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ř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z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c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h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d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ř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f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r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l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á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ip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n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yz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s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ši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iv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š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š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pátý</text:p>
          </table:table-cell>
          <table:table-cell office:value-type="string" calcext:value-type="string">
            <text:p>ZZ: číslovka nebude v derinet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t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t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t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ric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r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š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ušá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á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vi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vi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vi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vla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v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éč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č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č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el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gmat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k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ěk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yn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ě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a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d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nd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í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zi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z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p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ř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e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formovat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nebo obráceně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ga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g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pek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vit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zeku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ěš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ěš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sim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ě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sti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ětist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ět + stovk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trž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uge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to + sh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íč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í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íchnout</text:p>
          </table:table-cell>
          <table:table-cell office:value-type="string" calcext:value-type="string">
            <text:p>CHECK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í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kan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kn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o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pilot_N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z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í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ís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ísem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ísmo? písemn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š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ískov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ís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ísme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ísm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í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š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t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to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t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x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ž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á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k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ác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ác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ca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plác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ceb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e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h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k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ápo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š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ach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á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á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ick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for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át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lav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z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pla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z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zm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z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istocé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ej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én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es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ti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e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í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í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i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iv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í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c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“plochý” bude asi primárnějš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om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t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u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ou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y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ýt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bíd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blí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ž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blíz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chmu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mur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chod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ch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chy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chy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č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č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c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ct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ce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ch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ej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da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dru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ezí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ez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ezřen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zří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dhl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ed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ó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di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podiv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divu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l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o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dma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n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ní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ni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n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no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noha</text:p>
          </table:table-cell>
          <table:table-cell office:value-type="string" calcext:value-type="string">
            <text:p>ZZ: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do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domác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máck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po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souvisí s podpírat/opírat/zapří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dpovrch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rch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povrchov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dr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ůst (V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ru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druh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dst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alk k substance, tedy od “stát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d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t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ó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dvědo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vědomí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ědom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dvo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d vodn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dzem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země nebo zemn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e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h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hl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hl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zkontrolovat fantom u zahlt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h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v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hřb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hřbit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hro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řmot? (Rej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je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jížd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k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každé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ZZ: DER každ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k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klad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lad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kl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k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k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o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kra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a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kry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rý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k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ó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VARIANT polic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d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le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lexém pro slevit a ulev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é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é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č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ó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š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l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mali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ma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malou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ma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ma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Z: po málu? mál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era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mě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m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mn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ěkolikát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ěkolikát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ěk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řen pronominální “někd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ur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nořit</text:p>
          </table:table-cell>
          <table:table-cell office:value-type="string" calcext:value-type="string">
            <text:p>ZZ: viz Rejz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opera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erace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peračn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ra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s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řed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. Nebo od předn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řípad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ul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pul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ř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ada? po řadě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řá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c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ot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o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ozvod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vod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rozvodov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sch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fol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ré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šet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l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zaslat, přeslat, to by měl být fantomový lexé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lep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lep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léz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lí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m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mí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mě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mě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mr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pí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ě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pí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ě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arš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OMPAR</text:p>
          </table:table-cell>
          <table:table-cell office:value-type="string" calcext:value-type="string">
            <text:p>ZZ: star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ště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ěst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ra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ra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ře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řež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postřeh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ř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řík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l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ul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ou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p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up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u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u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vá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vě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a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áz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až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á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jako “přitom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ich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c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í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nebo tíž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le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lesk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m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o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tejně jako přitom nebo pro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řeb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řeb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tře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v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voř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kontrolovat stvůr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y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ýk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z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vědo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ědom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v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vin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etymo: uznat vinný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z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v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za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DER zá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žá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žá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zd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z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ozdě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zem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z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zem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z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zi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z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zří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zoruhod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zvol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vol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á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cuj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c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á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h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pražit</text:p>
          </table:table-cell>
          <table:table-cell office:value-type="string" calcext:value-type="string">
            <text:p>ZZ: viz Rejz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k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ktik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l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m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p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s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v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x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z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ž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á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c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ch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rdě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bě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eč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ček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choz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chodit, předcháze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d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d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č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čí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ložku v derinetu nemá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de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př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devší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e</text:p>
          </table:table-cell>
          <table:table-cell office:value-type="string" calcext:value-type="string">
            <text:p>PARENTPR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k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j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í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ko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k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m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lon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o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mě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to speciální typ? (objekt/subjek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dmlu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lu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náš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od “před”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dpokl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lást/klád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dpok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o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se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sedě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dsevz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z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stav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stavený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řed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vystoupit/nastoupit/odstoupit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dsu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suz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tím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PARENTPRON</text:p>
          </table:table-cell>
          <table:table-cell table:style-name="ce2" office:value-type="string" calcext:value-type="string">
            <text:p>ZZ: typ “přitom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dzahrá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hrád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zvě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ě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ehlu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luš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kup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kup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kvap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lexém “kvapit”? (ukvapit, kvapně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l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m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m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emí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mi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e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mít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na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tál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pad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er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ro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shran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ran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si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ti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e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vi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ev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vléc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vlé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vléc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evý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ýš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z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zid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zí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sidi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z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áhnou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bě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b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buzn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íbu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ičemž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typ “přitom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č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í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ří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ihloup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oup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ihrá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DER přihra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hran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ran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je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ijm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kl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klo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koř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i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o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kr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krý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k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ilb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leb? lebka? (Rej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i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ile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ležit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lež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liš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i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máčknou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m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á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le vazba na prim/prima tu cítit j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m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měř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mě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mís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im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ít (někoho k něčemu?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mi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iti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m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ipojiště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pojis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ipomí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bude souviset s “mnít” nebo něčím podobný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ro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slovansky asi souvisí s rození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še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šer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íšt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etymologicky od “příchod” (Rej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stře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ře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s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su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ita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ítě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tí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t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téc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i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odkaz se nechytí, zájmena v derinetu nemáme (podobně jako “proto”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tom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při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vě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ěs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vět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vě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vileg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v_ + leg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vlas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last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éz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řízra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ízr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ízra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rak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řízvi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í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“běžet”/”běhat”, nebo fantom “bíhat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bl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d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č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č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kompozit warum denn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át (V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raž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ah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fantom pro zdražit a vydraž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yš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de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esion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fesionál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esioná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n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hib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v češtině si nejsem jistý, jestli mluvčím paralela k bijekcím a injekcím naskakuj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kt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jekt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me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m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ít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m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mok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ni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a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ás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pá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i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isovac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očít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r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si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spě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sp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spe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spe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st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stitu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stře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třed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prostřed asi nemáme, co stř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stř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st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zastří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up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sv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ví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ěj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ti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t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é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ti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i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ti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nebude to širší (i když asi uzavřená) slovotvorná skupina? Podobně asi “proč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u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u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á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eni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vin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vinc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v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izór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izori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izo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o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o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voz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ozn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vž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ž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zatím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zatí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s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ůče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e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ůd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ý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ůduš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ůdu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ůje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j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ůl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l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ůpla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ůplav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plavat? Průplavat asi neb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ůpr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rav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ůř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řez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ůsm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mý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ůtr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r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ů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ův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ůvod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u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u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ůzra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ra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vořa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 + ř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voroz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 + roze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vo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vot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vo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votří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v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jak spojit s číslovkou prvn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yč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yč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ysky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ý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še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eudony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eudo_ + _ny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ovod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es + vo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t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ych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o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á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á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e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lic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lik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blik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ch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ů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d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ůdor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ůj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ůldruh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ůl + druh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ůlho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ůllit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ůl + lit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ůlno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s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nč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p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p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p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ůs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ůsob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ůso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ů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pustý” (nechat pustým?), nebo obráceně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s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ustit? co je primárnějš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y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ůvab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ábit? vábn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ův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ý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ram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r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r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r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tl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y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yža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cho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ach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á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á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á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ř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k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ikál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á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ádob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d + b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ován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rá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ádž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ine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fin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g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á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ll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lly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po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á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án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ap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apík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řapí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šel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š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o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z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áz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z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áz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á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k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ak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ál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ál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é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e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epč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d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yk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k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u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erend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fer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lek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flex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l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ulé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habili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bilit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ře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jst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e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k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klam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kombin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konvalesc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kru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kr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kvi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kvi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ev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ié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ikv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e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em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ez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es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om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tg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e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erto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or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r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ro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č kompozitu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ká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publ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ut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ut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ře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ktiv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d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r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et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éto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ib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é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e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o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ol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u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e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ervo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zer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zerv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zid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ž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ig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ž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is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zonovat</text:p>
          </table:table-cell>
          <table:table-cell/>
          <table:table-cell office:value-type="string" calcext:value-type="string">
            <text:p>ZZ: VARIANT reson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z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onovat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z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í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í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řád”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říd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í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ím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í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k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riskov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ři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í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v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zi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ó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us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r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h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ho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k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ni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pu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š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c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vněž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rovně</text:p>
          </table:table-cell>
          <table:table-cell office:value-type="string" calcext:value-type="string">
            <text:p>ZZ: viz Rejz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z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bě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bě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ch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j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či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číl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z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poslat/obesl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ze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ou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e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stou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hod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hod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ho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hra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ozin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j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í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k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klá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lo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k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kl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k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zkv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kv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le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ét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mani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zm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marý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zmys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mys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pad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pa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zp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pro zapínat, vypínat, rozepínat, spín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zptý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y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stř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stře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todi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v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t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té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ztomi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mil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ztr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tr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tr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tr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v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vá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vě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d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v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zv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zv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v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b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b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b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b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š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koj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ks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ů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stik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ů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ů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ř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bí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c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ý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ý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tmi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ytm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ý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z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bl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char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char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á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far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f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f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á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kr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á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á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l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lvě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o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ám, sam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am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mp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ur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n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ranč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rd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rka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rvá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r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š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s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á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el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tič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a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i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isf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át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av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í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ůd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o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i-f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-f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belít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be_ + lít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da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ZZ: asi Sedan (město), těch typů bude ví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ativ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edes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desá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d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diment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di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dm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edomod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edý + modr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edozel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edý + zele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é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ég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t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j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ej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k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kre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kr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kre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k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kul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k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kund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kun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k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ky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e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af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n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k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vi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ti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ti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z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z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ep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pt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ep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eri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e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e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er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é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í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vír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í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rv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ž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oslat, odesl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es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es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est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stři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tří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su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et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zn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zó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fin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r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lu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lu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d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or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byzn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w + byzn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wro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w + ro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ibe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c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íd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možná sídl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f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fik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n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í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k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k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k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í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ik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l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oč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la + čá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u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mpan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í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n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í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ro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r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ir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širok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í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tc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í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ť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lemma sít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u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ituace? situ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kád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af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k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al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al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an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an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an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kar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a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ke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p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c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lad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ad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kle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l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ler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lo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l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ouz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luza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ouz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k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kodolib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koda + lib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kod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k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ok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ák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k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o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klá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ořá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ó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o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or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o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kráb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kráb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ř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ří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rín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ree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ří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kr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ro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r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kr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krt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rozumí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k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rýš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rý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rz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ku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u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ulp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up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u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ú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v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jak spojis s kvíst/kvést/skvěl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kv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v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ý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b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la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d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lá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laho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l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la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v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primárnější sláva? slavn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lech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lech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č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le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lépě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lap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í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m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upcov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loup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ou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u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unovr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unce + vrac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u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užeb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už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y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rag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rtph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mej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ěrod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ěr + d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et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e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DER smé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í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ích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í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k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mo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r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mr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r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rtono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rt + nos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ů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a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a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a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ě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ě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jm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í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ou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ub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nou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ň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b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ciál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of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ft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ój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id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ó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ort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tv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bě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bě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bě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b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sebrat”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č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i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činit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rimární soudit, nebo sou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dru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dru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hl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las, hlás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kro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m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mě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p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pr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a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doprava? náprav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oz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s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ou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ě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ěs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ě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vr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rst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ač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ag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a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li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álit/spalov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ni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n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t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a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ě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ej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k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ku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kul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pe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end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e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r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e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í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r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pi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le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l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pl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č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očí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č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l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ol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lé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lu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lubydl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lubydlí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ntá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n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or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rť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ř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atek</text:p>
          </table:table-cell>
          <table:table-cell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aved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opitné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os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prost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pu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á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raz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d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r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ion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d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á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af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af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g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amg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mili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 + milió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o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asi nijak nesouvisí se starý (Rej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řič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ť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ven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v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éb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ě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h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ěh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j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ě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ě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é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ě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ě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ě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ěr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re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r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ě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ěst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ěž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íž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z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ěž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íže, těžk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í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m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í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íp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ipen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í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í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ští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mí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m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d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j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á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koru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 + korun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t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l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stůl</text:p>
          </table:table-cell>
          <table:table-cell office:value-type="string" calcext:value-type="string">
            <text:p>ZZ: ale přes němčin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tisí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u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ť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ž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ch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r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tw máme připojeno strakatý? - nemá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á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š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te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e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emhla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av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íš kompozitum - strm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ř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ev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e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e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íb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í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íd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ří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říknout</text:p>
          </table:table-cell>
          <table:table-cell office:value-type="string" calcext:value-type="string">
            <text:p>CHECK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i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říz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u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struh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u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ůj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oj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u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uktu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uktu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u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ý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strhn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yd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d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ude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dn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d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pi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t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v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y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t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ysté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sté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woo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d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soud? soud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lf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l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u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u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up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upl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u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re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alism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u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sp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us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teré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u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ve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v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ač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a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va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ář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a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ě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lu-vědět (Rej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ě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věd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ves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ě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ět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ví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ětn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větl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e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ěž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švi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i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is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iš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i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i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í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světlo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i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vít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íz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iž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éz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rch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rch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rchova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rch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ů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v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ůj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bi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et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mpóz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p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ag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di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dr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onym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té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r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ž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áb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á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jem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ouvisí s taj/tajemstv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é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řk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té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ak+té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t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tak”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zva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is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ám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h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od ta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mpo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tamp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mté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 + tý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d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á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x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h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t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at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chni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“technický”? co je v č. primárnějš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ď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d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VARIANT ted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enag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h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ěhot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íže, tíha (Rej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ě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ě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a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měř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m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o + _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d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krá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mpozitum s demonstrative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n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oré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p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prv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“první”, ale synchronně mrtv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a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ito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rmo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o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o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or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ě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ě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ě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oste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te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ěž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í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ě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ěžk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nebo k těž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ěž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tíž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ill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hou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chounk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í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co je primárnějš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í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íž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k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ě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u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tul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k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e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les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lou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uk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louc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lum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um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u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bo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bo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l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l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li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b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ó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pé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z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asi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é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ch + 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vary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x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f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ged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j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jekto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k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k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mpo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mv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z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p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á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p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á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řás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á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ř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á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řeb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f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n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é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ný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enc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ž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řeš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e primárnější trest nebo trest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ře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ře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řetiho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etí + hory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řetin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etina</text:p>
          </table:table-cell>
          <table:table-cell office:value-type="string" calcext:value-type="string">
            <text:p>PARENTN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tl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b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řic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ři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ří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<text:s/>DER tří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ř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říměsí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i + měsíc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ří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ískat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co je primárnějš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ří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říš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íš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ří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s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um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umf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ium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c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ak spojit s trochu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f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j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jí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j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j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office:value-type="string" calcext:value-type="string">
            <text:p>ZZ: tř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olejb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lej + b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ši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oš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s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pas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řpy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ř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h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m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mp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ů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s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ycht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y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ýz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ýz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ž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unam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berkul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c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ť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li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ň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ůně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tůň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ú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b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b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bul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is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n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i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z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uh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vá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var, tvář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ar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ar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v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vr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v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f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ý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mi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ýp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epe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ý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r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ě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k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b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b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rá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b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čed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č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č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če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č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účet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četn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chech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echt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chvá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chvá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máme to jako fanto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úchv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chvá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chy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chý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čin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či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c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ct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cty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de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d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vi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div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údob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l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do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důl/dole/dolů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há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h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h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hl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ed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ho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h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hn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h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h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j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jm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k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k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le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e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e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le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, zkontrolovat slevit, polev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lo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ěkomu ulož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úlov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o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timá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tr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ýv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ý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v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 je nav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dergr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der + 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ni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z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nos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gr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p + gr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la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at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pr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rost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stř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střed asi nebude v derinetu, jak spojit se stř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úř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řídit” nebo “řád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r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o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r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ro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ost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ůst (V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rov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ovn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p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ryv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ý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scho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ch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si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sí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kla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kl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slo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t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ál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st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a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stra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st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stroj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roj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ou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su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ou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těc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ěš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ter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t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esat (Rejzek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ti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t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t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o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tra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á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trob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tro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tu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ul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ututlit asi neb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útu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ul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utulit asi neb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útv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var, tvoř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vědom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vědomím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ú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z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oz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záv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zav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z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zkostl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zk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z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á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g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ág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g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á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ku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č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val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á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d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áp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ha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ři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ár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vař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áš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vř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z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áz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č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cel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el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če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četn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čít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sčít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dě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ěkov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d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če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č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dl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dou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vé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getariá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get_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get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get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j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blo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e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ičenst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m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ožná nějak spojené s velký? Rejzek: ustrnulý tvar od vel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p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/>
          <table:table-cell office:value-type="string" calcext:value-type="string">
            <text:p>ZZ: VARIANT vpřed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d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ř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ří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zdstatnělá přídavná jména by šla možná všechna najedno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ni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se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skrz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kr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s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sm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s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sp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sta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stav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stib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s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stn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zvě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ě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te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t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ve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vnitř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nitr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vnitřek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ě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ě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éz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adu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b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ch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k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ík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í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k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í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rtu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a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í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ít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í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r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z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z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í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á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ah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á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aštov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a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lá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let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í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í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ít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loh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o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on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jspíš souvisí s loni/loňsk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mži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ži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n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ni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nive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n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děodo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da + odol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n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jevůd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 + vůd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j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ejb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vůle”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š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fak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us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ous? (primární plurál je podzřelý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á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pad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p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pí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pravdě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vd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ře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ouvisí s před/předn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a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a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at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rtět/vrát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ř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ávo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až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ř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ř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řet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r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ř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st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t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vrt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tu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vrtě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z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r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sed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še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š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šim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skut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kut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ští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íp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stoj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o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stře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stří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šud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vš-”,”vž-” kandidát na fanto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šu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ud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eř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t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tí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t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pozor, zájmeno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ů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vést”/veden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ulg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ul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ulka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ů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ý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bě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běž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bí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bě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bíd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č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ýč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o nezní nemotivovaně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ých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vycház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ýchy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chý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dat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ydat? vydáva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ýh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yhledáva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hledávač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DER vyhledáv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hlí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hlíž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je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jev,jevit,vyjev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ýkle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kle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kolej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le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křič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kři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let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l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loh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lo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lov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ma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mez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ez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m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m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na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nalo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ni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pa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pa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ad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p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a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pláz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az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 (A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prost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prov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, jako nár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ý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ři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s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a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s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zkontrolovat fantom poslat/zasl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lý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le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o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ý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ř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střiž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tři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st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troj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sy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c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ýt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yt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ti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tis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tr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trous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v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vě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vě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vř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věs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yvěs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voj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vo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zb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zbroj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ýztu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ztu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zác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z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za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“zad” by bylo potřeba častěji, nebo “za”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záje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zd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á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zd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zd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ž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ze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up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zhůr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a”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z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zly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zneš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zné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zn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zp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zep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zpomí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jako připomínat, není to kandidát na fantomový lexé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zruc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rušit, ruch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zrů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růst (V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z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téc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zte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zt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ztl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tlač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hrmach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llness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s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dg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á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bezpe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zpeč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ble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blesknou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d blesk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bra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d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e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el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chy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chy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č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á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dní od záda, nebo obráceně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druh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h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hl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hl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h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jed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j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ákeř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 keř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k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á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alo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klad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lož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ko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k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kou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oč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vykročit, překroč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kulis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li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ku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us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že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al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a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álo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lo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al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alu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nesouvisí s žal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lu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u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alu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ma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a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měst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ís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mez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fantom i pro vymez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m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m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c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am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edlou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dlou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nev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zavřít/otevřít - stejný fanto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ani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án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oceán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e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p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pál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p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boj “za pasy”, tj. P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pl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pla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po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pom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n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pra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á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řit</text:p>
          </table:table-cell>
          <table:table-cell/>
          <table:table-cell office:value-type="string" calcext:value-type="string">
            <text:p>ZZ: VARIANT zář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ář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zářit, nebo obráceně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ř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ár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ármu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mout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rput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árub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z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s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j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as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ásnub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nou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s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á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ástě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tí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asi fan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st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i pro předestří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tí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. stejně jako “přitom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ti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c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to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téc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zatéci? (sjednotit variant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tvrze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vrd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ty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ý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v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ze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adit, nebo vad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vá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ně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vazad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z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v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ávě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vě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vě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máme to jako fanto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vl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laž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v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v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 “otevřít”, fantom lexé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ži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živ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áz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z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d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áz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blíz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bož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braň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brá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b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brus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čás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á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čistajas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istý + jas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dalek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álka? dál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dál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ál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dánl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d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d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da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d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d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dlouh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louh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do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d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ol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drá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ekvapivě podle Rejz nejasn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dr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d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dvi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dvi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dvi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dvih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eb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eb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fektiv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fektiv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eh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eh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el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l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elez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zelený,zelen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e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m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šir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širo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směš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měš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spo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spodní/spodek/p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spo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vru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vrubu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vru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ez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hlub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ubo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hmo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mot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h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l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hus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ust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i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m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ira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í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zří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i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ít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ive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 živ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i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živý, živ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ivoby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ivo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ivou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ž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íž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í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kli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id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kus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souvisí s “pokus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l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la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l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leh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h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leti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é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lo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lu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žlut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lu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e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má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mi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oc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na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primárnější znak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name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ady jde možná etymologie proti analogii, primárnější je možná znamen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namen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namenat? co je primárnější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namen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n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ne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chut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 derinetu jen chutný, nebo zavest fantom chuti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nehyb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hyb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nejist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j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jistý asi neb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nekli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kli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klidn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ně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ní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nemož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možn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nenadá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nadí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 derinetu bude možná jen nadá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nervóz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rvózn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ničeho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ajímavé, nic je tam dvakrát, takže kompozitum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no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ov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no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nov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ok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ó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ta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est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str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ě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zpát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pí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pět”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počátk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ER počá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p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ů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opla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oplatek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pravoda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říjem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jem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ří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řístup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stup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ronevě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pronevěř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rovoz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vo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rud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udk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pr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ra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rá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řídkak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řídka + k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ří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r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rovn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rovný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rů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ro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rz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r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těž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ěž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totož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tož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up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žva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váž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ážn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ve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venč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ven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vě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íř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vese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se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věs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věs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ak spojit s pověst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vlášť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vláštní</text:p>
          </table:table-cell>
          <table:table-cell/>
          <table:table-cell office:value-type="string" calcext:value-type="string">
            <text:p>ZZ: VARIANT zvláště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vnějš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nějš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vol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ol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v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von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zv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v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v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vykn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žvý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výraz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ýrazný</text:p>
          </table:table-cell>
          <table:table-cell table:number-columns-repeated="1021"/>
        </table:table-row>
        <table:table-row table:style-name="ro1" table:number-rows-repeated="1042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6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/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lukyjanek</meta:initial-creator>
    <meta:creation-date>2020-08-05T16:42:00Z</meta:creation-date>
    <dc:date>2020-12-22T17:46:16.629000000</dc:date>
    <meta:editing-cycles>12</meta:editing-cycles>
    <meta:editing-duration>PT1H49M54S</meta:editing-duration>
    <meta:document-statistic meta:table-count="1" meta:cell-count="14865" meta:object-count="0"/>
  </office:meta>
</office:document-meta>
</file>